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5a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646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646e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646e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a5f8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21cm" style:contextual-spacing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75a5f8" officeooo:paragraph-rsid="0075a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75a5f8" officeooo:paragraph-rsid="0075a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.21cm" style:contextual-spacing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20ab2" officeooo:paragraph-rsid="007646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5a5f8" style:font-size-asian="10pt" style:font-name-complex="Arial3" style:font-size-complex="10pt"/>
    </style:style>
    <style:style style:name="P13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" fo:font-size="10pt" fo:font-style="normal" style:text-underline-style="none" fo:font-weight="normal" officeooo:paragraph-rsid="0075a5f8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646e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8b664" fo:background-color="transparent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weight="bold" officeooo:rsid="00149f96" style:font-weight-asian="bold" style:font-weight-complex="bold"/>
    </style:style>
    <style:style style:name="T3" style:family="text">
      <style:text-properties fo:font-weight="bold" officeooo:rsid="0024a0da" style:font-weight-asian="bold" style:font-weight-complex="bold"/>
    </style:style>
    <style:style style:name="T4" style:family="text">
      <style:text-properties fo:font-weight="bold" officeooo:rsid="00691e67" style:font-weight-asian="bold" style:font-weight-complex="bold"/>
    </style:style>
    <style:style style:name="T5" style:family="text">
      <style:text-properties style:text-outline="false" style:font-name="Arial2" fo:letter-spacing="-0.004cm" fo:language="es" fo:country="ES" fo:text-shadow="none" officeooo:rsid="00040fc1" fo:background-color="transparent" loext:char-shading-value="0" style:font-name-complex="Arial" style:text-overline-style="none" style:text-overline-color="font-color"/>
    </style:style>
    <style:style style:name="T6" style:family="text">
      <style:text-properties officeooo:rsid="00691e67"/>
    </style:style>
    <style:style style:name="T7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8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9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0" style:family="text">
      <style:text-properties officeooo:rsid="007700c3"/>
    </style:style>
    <style:style style:name="T11" style:family="text">
      <style:text-properties officeooo:rsid="0078b664"/>
    </style:style>
    <style:style style:name="T1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Fecha: $$DIA_SISTEMA$$ de $$MES_SISTEMA$$ de $$EJERCICIO_SISTEMA$$</text:p>
            <text:p text:style-name="P5">Número de expediente: $$V_NUMEXP$$</text:p>
            <text:p text:style-name="P6">Nombre del expediente: $$V_TITULOEXP$$</text:p>
            <text:p text:style-name="P7">Asunto: Notificación <text:span text:style-name="T10">resultado actuaciones complementarias</text:span></text:p>
          </table:table-cell>
          <table:table-cell table:style-name="Tabla2.B1" office:value-type="string">
            <text:p text:style-name="P14">Destinatario/a: $$DEST_NOT$$</text:p>
            <text:p text:style-name="P14"/>
            <text:p text:style-name="P14">Dirección: $$DIR_DEST_NOT$$</text:p>
          </table:table-cell>
        </table:table-row>
      </table:table>
      <text:p text:style-name="P11"/>
      <text:p text:style-name="P11"/>
      <text:p text:style-name="P10">Mediante acuerdo de fecha $$F_F_AAC$$ se acordó la realización de las siguientes actuaciones complementarias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T11">A</text:span><text:span text:style-name="T6">ctuaciones complementarias</text:span></text:p>
          </table:table-cell>
        </table:table-row>
        <table:table-row table:style-name="TableLine2834163924512">
          <table:table-cell table:style-name="Tabla1.A2" office:value-type="string">
            <text:p text:style-name="P15"><text:text-input text:description="JOOScript">${(datos.att0)!}</text:text-input><text:span text:style-name="T3"><text:script script:language="JOOScript">&lt;jooscript&gt;
&lt;insert-around element="table:table-row"&gt;
[#if ACT_COMPL??]
[#assign ACT_COMPL_AUXILIAR=ACT_COMPL]
[/#if]
[#if TAB_ACT_COMPL??]
[#assign ACT_COMPL_AUXILIAR=TAB_ACT_COMPL]
[/#if]
[#if ACT_COMPL_AUXILIAR?? &amp;amp;&amp;amp; ACT_COMPL_AUXILIAR?is_enumerable]
[#list ACT_COMPL_AUXILIAR as datos]
&lt;content/&gt;
[/#list]
[/#if]
&lt;/insert-around&gt;
&lt;/jooscript&gt;
</text:script></text:span></text:p>
          </table:table-cell>
        </table:table-row>
      </table:table>
      <text:p text:style-name="P4"/>
      <text:p text:style-name="P9">El resultado de estas actuaciones complementarias ha sido el siguiente:</text:p>
      <text:p text:style-name="P9">$$RESULTADO_ACT_COMPL$$</text:p>
      <text:p text:style-name="P9"/>
      <text:p text:style-name="P10">Una vez finalizadas las actuaciones complementarias, se concede un plazo de siete días <text:span text:style-name="T10">hábiles </text:span>para formular las alegaciones que se tengan por pertinentes.</text:p>
      <text:p text:style-name="P9"/>
      <text:p text:style-name="P12"><text:span text:style-name="Fuente_20_de_20_párrafo_20_predeter."><text:span text:style-name="T7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8"><text:text-input text:description="JOOScript">${(FIRMANTES_FDO_AUXILIAR)!}</text:text-input></text:span></text:span><text:span text:style-name="T2"><text:s/></text:span><text:span text:style-name="Fuente_20_de_20_párrafo_20_predeter."><text:span text:style-name="T9"><text:text-input text:description="JOOScript">${(FIRMANTES_AUXILIAR)!}</text:text-input></text:span></text:span><text:span text:style-name="Fuente_20_de_20_párrafo_20_predeter."><text:span text:style-name="T9"><text:s/></text:span></text:span></text:p>
      <text:p text:style-name="P13"><text:span text:style-name="Fuente_20_de_20_párrafo_20_predeter."><text:span text:style-name="T5"><text:text-input text:description="JOOScript">${(FIRMANTE_DELEGACION_AUXILIAR)!}</text:text-input></text:span></text:span><text:span text:style-name="Fuente_20_de_20_párrafo_20_predeter."><text:span text:style-name="T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4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2" meta:image-count="0" meta:object-count="0" meta:page-count="1" meta:paragraph-count="20" meta:word-count="92" meta:character-count="862" meta:non-whitespace-character-count="795"/>
  </office:meta>
</office:document-meta>
</file>